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8</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030441585"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803139868"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28026188"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450438047"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37401610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8, the built-in version will be hidden (to avoid confusion). If you uninstall version 1.1.8,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794368716"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94857604"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702907346"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348601339"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901375031" text:style-name="L10">
        <text:list-item>
          <text:p text:style-name="P21">Unzip <text:span text:style-name="Source_20_Text">writer2latex118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762051130" text:style-name="L11">
        <text:list-item>
          <text:p text:style-name="P22">Unzip <text:span text:style-name="Source_20_Text">writer2latex118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648371458"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310553624"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599243670"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786161376"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xt:soft-page-break/>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325422921"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93515167"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soft-page-break/>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44170998"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0729880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6-06T16:35:55</dc:date>
    <meta:print-date>2004-06-29T10:09:33</meta:print-date>
    <dc:language>en-US</dc:language>
    <meta:editing-cycles>312</meta:editing-cycles>
    <meta:editing-duration>PT41H25M37S</meta:editing-duration>
    <meta:document-statistic meta:table-count="24" meta:image-count="1" meta:object-count="0" meta:page-count="44" meta:paragraph-count="1074" meta:word-count="12740" meta:character-count="83830"/>
    <meta:user-defined meta:name="Info 1"/>
    <meta:user-defined meta:name="Info 2"/>
    <meta:user-defined meta:name="Info 3"/>
    <meta:user-defined meta:name="Info 4"/>
  </office:meta>
</office:document-meta>
</file>